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48.5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glance</text:p>
          </table:table-cell>
          <table:table-cell office:value-type="string" calcext:value-type="string">
            <text:p>ɡlɑːns</text:p>
          </table:table-cell>
          <table:table-cell office:value-type="string" calcext:value-type="string">
            <text:p>взглянуть на что-либо быстро</text:p>
            <text:p>Wyatt glanced around the restaura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impse</text:p>
          </table:table-cell>
          <table:table-cell/>
          <table:table-cell office:value-type="string" calcext:value-type="string">
            <text:p>увидеть мельком</text:p>
            <text:p>I glimpsed a figure at the window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office:value-type="string" calcext:value-type="string">
            <text:p>всматриваться в</text:p>
            <text:p>She peered at me over her glass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ze</text:p>
          </table:table-cell>
          <table:table-cell/>
          <table:table-cell office:value-type="string" calcext:value-type="string">
            <text:p>смотреть не отрываясь</text:p>
            <text:p>They gazed into each other's ey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оглушительный</text:p>
            <text:p>When she finished speaking, the applause was deafen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iseless</text:p>
          </table:table-cell>
          <table:table-cell/>
          <table:table-cell office:value-type="string" calcext:value-type="string">
            <text:p>Бесшумный</text:p>
            <text:p>It was moving very fast, and noiselessly over the snowy road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oisy</text:p>
          </table:table-cell>
          <table:table-cell/>
          <table:table-cell office:value-type="string" calcext:value-type="string">
            <text:p>Шумный</text:p>
            <text:p>The kids have been really noisy today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roke</text:p>
          </table:table-cell>
          <table:table-cell/>
          <table:table-cell office:value-type="string" calcext:value-type="string">
            <text:p>гладить</text:p>
            <text:p>He reached out and stroked her cheek tenderl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</text:p>
          </table:table-cell>
          <table:table-cell/>
          <table:table-cell office:value-type="string" calcext:value-type="string">
            <text:p>похлопывать</text:p>
            <text:p>He patted the dog affectionatel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e</text:p>
          </table:table-cell>
          <table:table-cell/>
          <table:table-cell office:value-type="string" calcext:value-type="string">
            <text:p>тыкать</text:p>
            <text:p>Andy poked the fish with his finger to see if it was still aliv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</text:p>
          </table:table-cell>
          <table:table-cell/>
          <table:table-cell office:value-type="string" calcext:value-type="string">
            <text:p>легко ударять</text:p>
            <text:p>She tapped her fingers nervously on the tab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sp</text:p>
          </table:table-cell>
          <table:table-cell/>
          <table:table-cell office:value-type="string" calcext:value-type="string">
            <text:p>схватывать, сжимать</text:p>
            <text:p>I grasped his arm firmly and led him awa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b</text:p>
          </table:table-cell>
          <table:table-cell/>
          <table:table-cell office:value-type="string" calcext:value-type="string">
            <text:p>Хватать (резко)</text:p>
            <text:p>I grabbed my bag and ran off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tink</text:p>
          </table:table-cell>
          <table:table-cell/>
          <table:table-cell office:value-type="string" calcext:value-type="string">
            <text:p>The kitchen stinks of fis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nking</text:p>
          </table:table-cell>
          <table:table-cell/>
          <table:table-cell office:value-type="string" calcext:value-type="string">
            <text:p>воняющий</text:p>
            <text:p>We have to put up with this stinking river without a proper water supp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l</text:p>
          </table:table-cell>
          <table:table-cell office:value-type="string" calcext:value-type="string">
            <text:p>faʊl</text:p>
          </table:table-cell>
          <table:table-cell office:value-type="string" calcext:value-type="string">
            <text:p>Отвратительный</text:p>
            <text:p>He woke up with a foul taste in his mouth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oul-smelling</text:p>
          </table:table-cell>
          <table:table-cell/>
          <table:table-cell office:value-type="string" calcext:value-type="string">
            <text:p>a pile of foul-smelling garb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trid</text:p>
          </table:table-cell>
          <table:table-cell office:value-type="string" calcext:value-type="string">
            <text:p>ˈpjuːtrɪd</text:p>
          </table:table-cell>
          <table:table-cell office:value-type="string" calcext:value-type="string">
            <text:p>гнилой, вонючий</text:p>
            <text:p>the putrid smells from the slaughterhous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sty</text:p>
          </table:table-cell>
          <table:table-cell/>
          <table:table-cell office:value-type="string" calcext:value-type="string">
            <text:p>затхлый</text:p>
            <text:p>The library was full of musty old books which no one wanted to rea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ngent</text:p>
          </table:table-cell>
          <table:table-cell/>
          <table:table-cell office:value-type="string" calcext:value-type="string">
            <text:p>резкий, едкий</text:p>
            <text:p>The onion smell still sharp and pungen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agrance</text:p>
          </table:table-cell>
          <table:table-cell office:value-type="string" calcext:value-type="string">
            <text:p>ˈfreɪɡrəns</text:p>
          </table:table-cell>
          <table:table-cell office:value-type="string" calcext:value-type="string">
            <text:p>Аромат</text:p>
            <text:p>Each mango has its own special fragran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agrant</text:p>
          </table:table-cell>
          <table:table-cell office:value-type="string" calcext:value-type="string">
            <text:p>ˈfreɪɡrənt</text:p>
          </table:table-cell>
          <table:table-cell office:value-type="string" calcext:value-type="string">
            <text:p>благоухающий</text:p>
            <text:p> The forest was cool and fragrant, and the walk through it calmed my spirit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erfumed / scented</text:p>
          </table:table-cell>
          <table:table-cell/>
          <table:table-cell office:value-type="string" calcext:value-type="string">
            <text:p>Ароматный</text:p>
            <text:p> Sweet scent of sagebrush perfumed the air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cent / perfum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a pleasant smell</text:p>
            <text:p>запах, благоухание</text:p>
            <text:p>the sweet scent of ripe fruit</text:p>
            <text:p>It had the delicate perfume of rose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cented / perfumed</text:p>
          </table:table-cell>
          <table:table-cell/>
          <table:table-cell office:value-type="string" calcext:value-type="string">
            <text:p>with a particular smell, especially a pleasant one</text:p>
            <text:p>ароматичный</text:p>
            <text:p>The dry cold air was scented with wood smok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erfume / scent v</text:p>
          </table:table-cell>
          <table:table-cell/>
          <table:table-cell office:value-type="string" calcext:value-type="string">
            <text:p>to make a place have a sweet pleasant smell</text:p>
            <text:p>Honeysuckle and roses scented the air.</text:p>
            <text:p>Lilacs perfumed the air.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0:08:28.242207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H2M43S</meta:editing-duration>
    <meta:editing-cycles>18</meta:editing-cycles>
    <meta:generator>LibreOffice/6.0.7.3$Linux_X86_64 LibreOffice_project/00m0$Build-3</meta:generator>
    <dc:date>2022-02-24T00:08:54.575566920</dc:date>
    <meta:document-statistic meta:table-count="1" meta:cell-count="58" meta:object-count="0"/>
    <meta:template xlink:type="simple" xlink:actuate="onRequest" xlink:title="vocabularyUnit" xlink:href="../../../../Templates/vocabularyUnit.ots" meta:date="2021-07-23T23:09:37.744245147"/>
  </office:meta>
</office:document-meta>
</file>